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D0000031D9A3DDF9560DE8C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x="-0.3189in" svg:y="1.8264in" svg:width="6.9252in" svg:height="6.4098in" draw:z-index="0"><draw:image xlink:href="Pictures/100000000000035D0000031D9A3DDF9560DE8C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16:38.509227082</meta:creation-date>
    <dc:date>2017-06-15T20:16:56.860623228</dc:date>
    <meta:editing-duration>PT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